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088f" officeooo:paragraph-rsid="0016088f"/>
    </style:style>
    <style:style style:name="P2" style:family="paragraph" style:parent-style-name="Standard" style:list-style-name="L1">
      <style:text-properties officeooo:rsid="0016088f" officeooo:paragraph-rsid="0016088f"/>
    </style:style>
    <style:style style:name="P3" style:family="paragraph" style:parent-style-name="Standard" style:list-style-name="L1">
      <style:paragraph-properties fo:margin-left="2.491cm" fo:margin-right="0cm" fo:text-indent="-0.635cm" style:auto-text-indent="false"/>
      <style:text-properties officeooo:rsid="0016088f" officeooo:paragraph-rsid="0016088f"/>
    </style:style>
    <style:style style:name="P4" style:family="paragraph" style:parent-style-name="Standard" style:list-style-name="L1">
      <style:paragraph-properties fo:margin-left="2.491cm" fo:margin-right="0cm" fo:text-indent="-0.635cm" style:auto-text-indent="false"/>
      <style:text-properties officeooo:rsid="0017fb50" officeooo:paragraph-rsid="0017fb50"/>
    </style:style>
    <style:style style:name="T1" style:family="text">
      <style:text-properties officeooo:rsid="0017fb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en:</text:p>
      <text:list xml:id="list9070863145112025237" text:style-name="L1">
        <text:list-item>
          <text:p text:style-name="P2">als Erstes:</text:p>
        </text:list-item>
        <text:list-item>
          <text:p text:style-name="P3">drohne mit freeflight-App</text:p>
        </text:list-item>
        <text:list-item>
          <text:p text:style-name="P3">übertragung der steuerung auf browser, multisteuerung durch mehrere computer möglich</text:p>
        </text:list-item>
        <text:list-item>
          <text:p text:style-name="P3">übertragung eines durchgehenden videostreams, Analyse des Streams<text:span text:style-name="T1">( z.B. Tracking eines Punktes)</text:span></text:p>
        </text:list-item>
        <text:list-item>
          <text:p text:style-name="P4">sensoren getestet und auf genauigkeit kalibriert und Werte aufgenomm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6.3$Windows_x86 LibreOffice_project/3fd416d4c6db7d3204c17ce57a1d70f6e531ee21</meta:generator>
    <dc:date>2016-01-10T16:09:47.628000000</dc:date>
    <meta:document-statistic meta:table-count="0" meta:image-count="0" meta:object-count="0" meta:page-count="1" meta:paragraph-count="6" meta:word-count="41" meta:character-count="296" meta:non-whitespace-character-count="266"/>
    <meta:user-defined meta:name="Info 1"/>
    <meta:user-defined meta:name="Info 2"/>
    <meta:user-defined meta:name="Info 3"/>
    <meta:user-defined meta:name="Info 4"/>
  </office:meta>
</office:document-meta>
</file>